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dddddd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eeeeee" draw:fill-hatch-solid="false" draw:opacity="50%" draw:textarea-vertical-align="middle" draw:shadow-opacity="50%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6666ff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dddddd" draw:textarea-vertical-align="middle"/>
    </style:style>
    <style:style style:name="gr8" style:family="graphic" style:parent-style-name="objectwithoutfill">
      <style:graphic-properties svg:stroke-width="0.102cm" svg:stroke-color="#6666ff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svg:stroke-width="0.102cm" svg:stroke-color="#579d1c" draw:marker-start-width="0.352cm" draw:marker-end="Arrow" draw:marker-end-width="0.352cm" draw:fill="none" draw:textarea-vertical-align="middle" fo:padding-top="0.175cm" fo:padding-bottom="0.175cm" fo:padding-left="0.3cm" fo:padding-right="0.3cm" draw:shadow="hidden"/>
    </style:style>
    <style:style style:name="gr11" style:family="graphic" style:parent-style-name="objectwithoutfill">
      <style:graphic-properties svg:stroke-width="0.102cm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ff3333" draw:fill="none" draw:textarea-vertical-align="middle"/>
    </style:style>
    <style:style style:name="gr16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3333ff"/>
    </style:style>
    <style:style style:name="P4" style:family="paragraph">
      <style:paragraph-properties fo:text-align="center"/>
      <style:text-properties fo:color="#3333ff" fo:font-size="12pt" style:font-size-asian="12pt" style:font-size-complex="12pt"/>
    </style:style>
    <style:style style:name="P5" style:family="paragraph">
      <style:text-properties fo:color="#00cc00"/>
    </style:style>
    <style:style style:name="P6" style:family="paragraph">
      <style:paragraph-properties fo:text-align="center"/>
      <style:text-properties fo:color="#00cc00"/>
    </style:style>
    <style:style style:name="P7" style:family="paragraph">
      <style:text-properties fo:color="#00cc00"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text-properties fo:color="#ff3333"/>
    </style:style>
    <style:style style:name="T1" style:family="text">
      <style:text-properties fo:color="#3333ff" fo:font-size="12pt" style:font-size-asian="12pt" style:font-size-complex="12pt"/>
    </style:style>
    <style:style style:name="T2" style:family="text">
      <style:text-properties fo:color="#00cc00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7cm" svg:height="2.665cm" draw:transform="rotate (1.5707963267946) translate (3.35cm 21.22cm)">
          <text:p/>
          <draw:enhanced-geometry svg:viewBox="0 0 21600 21600" draw:glue-points="?f6 10800 10800 21600 ?f5 10800 10800 0" draw:text-areas="?f3 ?f3 ?f4 ?f4" draw:type="trapezoid" draw:modifiers="7040.978110826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868cm" svg:height="0.962cm" svg:x="3.22cm" svg:y="18.162cm">
          <draw:text-box>
            <text:p>Antenna</text:p>
          </draw:text-box>
        </draw:frame>
        <draw:rect draw:style-name="gr3" draw:text-style-name="P2" draw:layer="layout" svg:width="3.543cm" svg:height="1.832cm" svg:x="6.362cm" svg:y="17.738cm">
          <text:p/>
        </draw:rect>
        <draw:rect draw:style-name="gr4" draw:text-style-name="P1" draw:layer="layout" svg:width="16.137cm" svg:height="11.39cm" svg:x="7.114cm" svg:y="3.35cm">
          <text:p/>
        </draw:rect>
        <draw:rect draw:style-name="gr3" draw:text-style-name="P1" draw:layer="layout" svg:width="2.352cm" svg:height="1.68cm" svg:x="7.527cm" svg:y="7.866cm">
          <text:p/>
        </draw:rect>
        <draw:line draw:style-name="gr5" draw:text-style-name="P1" draw:layer="layout" svg:x1="9.475cm" svg:y1="8.729cm" svg:x2="10.806cm" svg:y2="8.727cm">
          <text:p/>
        </draw:line>
        <draw:line draw:style-name="gr5" draw:text-style-name="P1" draw:layer="layout" svg:x1="11.87cm" svg:y1="8.716cm" svg:x2="12.787cm" svg:y2="8.714cm">
          <text:p/>
        </draw:line>
        <draw:rect draw:style-name="gr3" draw:text-style-name="P1" draw:layer="layout" svg:width="1.37cm" svg:height="0.502cm" svg:x="10.818cm" svg:y="8.446cm">
          <text:p/>
        </draw:rect>
        <draw:line draw:style-name="gr6" draw:text-style-name="P1" draw:layer="layout" svg:x1="15.052cm" svg:y1="12.767cm" svg:x2="15.029cm" svg:y2="8.689cm">
          <text:p/>
        </draw:line>
        <draw:rect draw:style-name="gr7" draw:text-style-name="P1" draw:layer="layout" svg:width="3.561cm" svg:height="1.579cm" svg:x="13.358cm" svg:y="12.784cm">
          <text:p text:style-name="P1">SHORT</text:p>
        </draw:rect>
        <draw:rect draw:style-name="gr7" draw:text-style-name="P1" draw:layer="layout" svg:width="3.561cm" svg:height="5.006cm" svg:x="16.746cm" svg:y="7.056cm">
          <text:p text:style-name="P1"><text:s text:c="3"/>SURF</text:p>
        </draw:rect>
        <draw:path draw:style-name="gr8" draw:text-style-name="P1" draw:layer="layout" svg:width="1.521cm" svg:height="2.09cm" svg:x="16.953cm" svg:y="11.565cm" svg:viewBox="0 0 1522 2091" svg:d="m0 2091c0 0 945-89 1239-388s283-1703 283-1703">
          <text:p/>
        </draw:path>
        <draw:rect draw:style-name="gr9" draw:text-style-name="P1" draw:layer="layout" svg:width="2.028cm" svg:height="1.103cm" svg:x="17.095cm" svg:y="7.429cm">
          <text:p text:style-name="P1">LAB</text:p>
        </draw:rect>
        <draw:path draw:style-name="gr10" draw:text-style-name="P1" draw:layer="layout" svg:width="2.098cm" svg:height="0.66cm" svg:x="15.029cm" svg:y="8.062cm" svg:viewBox="0 0 2099 661" svg:d="m0 661c0 0 509-288 1174-483s925-178 925-178">
          <text:p/>
        </draw:path>
        <draw:rect draw:style-name="gr9" draw:text-style-name="P1" draw:layer="layout" svg:width="2.433cm" svg:height="1.119cm" svg:x="17.339cm" svg:y="10.43cm">
          <text:p text:style-name="P1">FPGA</text:p>
        </draw:rect>
        <draw:line draw:style-name="gr11" draw:text-style-name="P1" draw:layer="layout" svg:x1="17.501cm" svg:y1="10.413cm" svg:x2="17.488cm" svg:y2="8.534cm">
          <text:p/>
        </draw:line>
        <draw:frame draw:style-name="gr2" draw:text-style-name="P4" draw:layer="layout" svg:width="1.827cm" svg:height="1.191cm" draw:transform="rotate (1.5707963267946) translate (13.708cm 11.339cm)">
          <draw:text-box>
            <text:p text:style-name="P3"><text:span text:style-name="T1">Trigger</text:span></text:p>
            <text:p text:style-name="P3"><text:span text:style-name="T1">Path</text:span></text:p>
          </draw:text-box>
        </draw:frame>
        <draw:frame draw:style-name="gr2" draw:text-style-name="P7" draw:layer="layout" svg:width="2.03cm" svg:height="1.191cm" draw:transform="rotate (0.370533400198326) translate (14.482cm 7.686cm)">
          <draw:text-box>
            <text:p text:style-name="P5"><text:span text:style-name="T2">Digitizer</text:span></text:p>
            <text:p text:style-name="P6"><text:span text:style-name="T2">Path</text:span></text:p>
          </draw:text-box>
        </draw:frame>
        <draw:frame draw:style-name="gr2" draw:layer="layout" svg:width="4.773cm" svg:height="0.962cm" svg:x="7.294cm" svg:y="3.564cm">
          <draw:text-box>
            <text:p>Instrument Box</text:p>
          </draw:text-box>
        </draw:frame>
        <draw:frame draw:style-name="gr2" draw:text-style-name="P8" draw:layer="layout" svg:width="1.67cm" svg:height="0.721cm" svg:x="7.105cm" svg:y="17.016cm">
          <draw:text-box>
            <text:p><text:span text:style-name="T3">AMPA</text:span></text:p>
          </draw:text-box>
        </draw:frame>
        <draw:line draw:style-name="gr5" draw:text-style-name="P1" draw:layer="layout" svg:x1="6.015cm" svg:y1="18.518cm" svg:x2="6.362cm" svg:y2="18.518cm">
          <text:p/>
        </draw:line>
        <draw:rect draw:style-name="gr12" draw:text-style-name="P1" draw:layer="layout" svg:width="1.477cm" svg:height="0.436cm" svg:x="6.454cm" svg:y="18.283cm">
          <text:p/>
        </draw:rect>
        <draw:path draw:style-name="gr13" draw:text-style-name="P1" draw:layer="layout" svg:width="1.348cm" svg:height="0.177cm" svg:x="6.49cm" svg:y="18.367cm" svg:viewBox="0 0 1349 178" svg:d="m0 153c180 15 92-105 195-137s819-12 917 22 85 160 237 137">
          <text:p/>
        </draw:path>
        <draw:frame draw:style-name="gr2" draw:text-style-name="P9" draw:layer="layout" svg:width="2.132cm" svg:height="1.039cm" svg:x="6.187cm" svg:y="18.55cm">
          <draw:text-box>
            <text:p text:style-name="P1"><text:span text:style-name="T4">band pass</text:span></text:p>
            <text:p text:style-name="P1"><text:span text:style-name="T4">filter</text:span></text:p>
          </draw:text-box>
        </draw:frame>
        <draw:line draw:style-name="gr5" draw:text-style-name="P1" draw:layer="layout" svg:x1="7.916cm" svg:y1="18.518cm" svg:x2="8.263cm" svg:y2="18.518cm">
          <text:p/>
        </draw:line>
        <draw:rect draw:style-name="gr12" draw:text-style-name="P1" draw:layer="layout" svg:width="0.581cm" svg:height="0.359cm" svg:x="9.11cm" svg:y="18.336cm">
          <text:p/>
        </draw:rect>
        <draw:frame draw:style-name="gr2" draw:text-style-name="P10" draw:layer="layout" svg:width="1.836cm" svg:height="0.645cm" svg:x="7.541cm" svg:y="17.685cm">
          <draw:text-box>
            <text:p><text:span text:style-name="T4">amplifier</text:span></text:p>
          </draw:text-box>
        </draw:frame>
        <draw:line draw:style-name="gr5" draw:text-style-name="P1" draw:layer="layout" svg:x1="8.574cm" svg:y1="18.519cm" svg:x2="9.108cm" svg:y2="18.518cm">
          <text:p/>
        </draw:line>
        <draw:custom-shape draw:style-name="gr14" draw:text-style-name="P1" draw:layer="layout" svg:width="0.65cm" svg:height="0.505cm" draw:transform="rotate (1.5707963267946) translate (8.259cm 18.85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5" draw:text-style-name="P1" draw:layer="layout" svg:width="0.705cm" svg:height="0.202cm" svg:x="8.53cm" svg:y="18.69cm" svg:viewBox="0 0 706 203" draw:points="706,0 693,203 153,197 0,13">
          <text:p/>
        </draw:polyline>
        <draw:rect draw:style-name="gr12" draw:text-style-name="P1" draw:layer="layout" svg:width="0.581cm" svg:height="0.359cm" svg:x="7.641cm" svg:y="8.53cm">
          <text:p/>
        </draw:rect>
        <draw:frame draw:style-name="gr2" draw:text-style-name="P10" draw:layer="layout" svg:width="1.797cm" svg:height="0.645cm" svg:x="7.347cm" svg:y="7.913cm">
          <draw:text-box>
            <text:p><text:span text:style-name="T4">Bias-tee</text:span></text:p>
          </draw:text-box>
        </draw:frame>
        <draw:path draw:style-name="gr16" draw:text-style-name="P1" draw:layer="layout" svg:width="7.517cm" svg:height="9.801cm" svg:x="3.883cm" svg:y="8.701cm" svg:viewBox="0 0 7518 9802" svg:d="m5829 9802c0 0 2096-93 1618-1488s-4886 279-6462-1514-1105-4390 319-5637 2470-1162 2470-1162">
          <text:p/>
        </draw:path>
        <draw:line draw:style-name="gr5" draw:text-style-name="P1" draw:layer="layout" svg:x1="8.221cm" svg:y1="8.704cm" svg:x2="9.217cm" svg:y2="8.703cm">
          <text:p/>
        </draw:line>
        <draw:custom-shape draw:style-name="gr14" draw:text-style-name="P1" draw:layer="layout" svg:width="0.65cm" svg:height="0.505cm" draw:transform="rotate (1.5707963267946) translate (9.118cm 9.059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0" draw:layer="layout" svg:width="1.836cm" svg:height="0.645cm" svg:x="8.075cm" svg:y="8.907cm">
          <draw:text-box>
            <text:p><text:span text:style-name="T4">amplifier</text:span></text:p>
          </draw:text-box>
        </draw:frame>
        <draw:frame draw:style-name="gr2" draw:text-style-name="P8" draw:layer="layout" svg:width="1.84cm" svg:height="0.721cm" svg:x="7.811cm" svg:y="7.122cm">
          <draw:text-box>
            <text:p><text:span text:style-name="T3">IRFCM</text:span></text:p>
          </draw:text-box>
        </draw:frame>
        <draw:line draw:style-name="gr5" draw:text-style-name="P1" draw:layer="layout" svg:x1="13.676cm" svg:y1="8.729cm" svg:x2="15.007cm" svg:y2="8.727cm">
          <text:p/>
        </draw:line>
        <draw:rect draw:style-name="gr3" draw:text-style-name="P1" draw:layer="layout" svg:width="1.37cm" svg:height="0.502cm" svg:x="12.401cm" svg:y="8.435cm">
          <text:p/>
        </draw:rect>
        <draw:path draw:style-name="gr13" draw:text-style-name="P1" draw:layer="layout" svg:width="1.271cm" svg:height="0.431cm" svg:x="10.819cm" svg:y="8.495cm" svg:viewBox="0 0 1272 432" svg:d="m0 432c0 0 117-289 337-389s935 5 935 5">
          <text:p/>
        </draw:path>
        <draw:path draw:style-name="gr13" draw:text-style-name="P1" draw:layer="layout" svg:width="1.271cm" svg:height="0.431cm" svg:x="12.471cm" svg:y="8.488cm" svg:viewBox="0 0 1272 432" svg:d="m1272 432c0 0-117-289-337-389s-935 5-935 5">
          <text:p/>
        </draw:path>
        <draw:frame draw:style-name="gr2" draw:text-style-name="P8" draw:layer="layout" svg:width="2.877cm" svg:height="0.721cm" svg:x="10.942cm" svg:y="7.767cm">
          <draw:text-box>
            <text:p><text:span text:style-name="T3">LARK Filters</text:span></text:p>
          </draw:text-box>
        </draw:frame>
        <draw:circle draw:style-name="gr17" draw:text-style-name="P1" draw:layer="layout" svg:width="2.195cm" svg:height="2.195cm" svg:x="1.784cm" svg:y="12.25cm">
          <text:p/>
        </draw:circle>
        <draw:circle draw:style-name="gr17" draw:text-style-name="P1" draw:layer="layout" svg:width="2.195cm" svg:height="2.195cm" svg:x="1.785cm" svg:y="11.851cm">
          <text:p/>
        </draw:circle>
        <draw:circle draw:style-name="gr17" draw:text-style-name="P1" draw:layer="layout" svg:width="2.195cm" svg:height="2.195cm" svg:x="1.786cm" svg:y="11.352cm">
          <text:p/>
        </draw:circle>
        <draw:rect draw:style-name="gr3" draw:text-style-name="P1" draw:layer="layout" svg:width="0.46cm" svg:height="0.813cm" svg:x="14.811cm" svg:y="10.064cm">
          <text:p/>
        </draw:rect>
        <draw:frame draw:style-name="gr2" draw:text-style-name="P11" draw:layer="layout" svg:width="3.021cm" svg:height="0.877cm" draw:transform="rotate (1.5707963267946) translate (15.203cm 12.033cm)">
          <draw:text-box>
            <text:p text:style-name="P11"><text:span text:style-name="T5">Attenuator</text:span></text:p>
            <text:p text:style-name="P11"><text:span text:style-name="T5">(Varies per channel)</text:span></text:p>
          </draw:text-box>
        </draw:frame>
        <draw:polyline draw:style-name="gr13" draw:text-style-name="P1" draw:layer="layout" svg:width="0.29cm" svg:height="0.807cm" svg:x="14.887cm" svg:y="10.07cm" svg:viewBox="0 0 291 808" draw:points="128,808 128,756 291,689 0,570 281,455 0,340 256,235 17,137 163,78 163,0">
          <text:p/>
        </draw:polyline>
        <draw:frame draw:style-name="gr18" draw:text-style-name="P12" draw:layer="layout" svg:width="2.953cm" svg:height="0.962cm" svg:x="7.19cm" svg:y="15.513cm">
          <draw:text-box>
            <text:p text:style-name="P12"><text:span text:style-name="T6">RF+Bi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02T10:05:07</meta:creation-date>
    <dc:date>2017-07-10T16:13:24</dc:date>
    <dc:creator>Ben Rotter</dc:creator>
    <meta:editing-duration>P13DT12H45M40S</meta:editing-duration>
    <meta:editing-cycles>3</meta:editing-cycles>
    <meta:generator>OpenOffice/4.0.0$Unix OpenOffice.org_project/400m3$Build-9702</meta:generator>
    <meta:document-statistic meta:object-count="49"/>
  </office:meta>
</office:document-meta>
</file>